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stroke-dash="Fine_20_Dotted" draw:fill="solid" draw:fill-color="#e6e6ff" draw:opacity="100%" draw:textarea-horizontal-align="justify" draw:textarea-vertical-align="middle" draw:auto-grow-height="false" draw:shadow-opacity="100%"/>
    </style:style>
    <style:style style:name="gr2" style:family="graphic" style:parent-style-name="standard">
      <style:graphic-properties draw:fill="solid" draw:fill-color="#0000f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5" style:family="graphic" style:parent-style-name="standard">
      <style:graphic-properties svg:stroke-width="0.2cm" svg:stroke-color="#0000ff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svg:stroke-width="0.2cm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svg:stroke-width="0.2cm" svg:stroke-color="#6b4794" draw:marker-start-width="0.5cm" draw:marker-end="Arrow" draw:marker-end-width="0.6cm" draw:fill="solid" draw:fill-color="#6b4794" draw:textarea-horizontal-align="center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svg:stroke-width="0.2cm" svg:stroke-color="#9966cc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svg:stroke-width="0.2cm" svg:stroke-color="#99ccff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6b4794" draw:textarea-horizontal-align="justify" draw:textarea-vertical-align="middle" draw:auto-grow-height="false"/>
    </style:style>
    <style:style style:name="gr12" style:family="graphic" style:parent-style-name="standard">
      <style:graphic-properties svg:stroke-color="#ff0000" draw:fill="solid" draw:fill-color="#999999" draw:textarea-horizontal-align="justify" draw:textarea-vertical-align="middle" draw:auto-grow-height="false"/>
    </style:style>
    <style:style style:name="gr13" style:family="graphic" style:parent-style-name="standard">
      <style:graphic-properties svg:stroke-width="0.1cm" svg:stroke-color="#ff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svg:stroke-width="0.2cm" svg:stroke-color="#9966cc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15" style:family="graphic" style:parent-style-name="standard">
      <style:graphic-properties svg:stroke-width="0cm" svg:stroke-color="#000000" draw:marker-start-width="0.2cm" draw:marker-end-width="0.2cm" draw:fill="solid" draw:fill-color="#2323dc" draw:textarea-horizontal-align="justify" draw:textarea-vertical-align="middle" draw:auto-grow-height="false" fo:padding-top="0.125cm" fo:padding-bottom="0.125cm" fo:padding-left="0.25cm" fo:padding-right="0.25cm"/>
    </style:style>
    <style:style style:name="gr16" style:family="graphic" style:parent-style-name="standard">
      <style:graphic-properties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00" fo:font-weight="bold" style:font-weight-asian="bold" style:font-weight-complex="bold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color="#ffffff" fo:font-weight="bold" style:font-weight-asian="bold" style:font-weight-complex="bold"/>
    </style:style>
    <style:style style:name="P6" style:family="paragraph">
      <style:paragraph-properties fo:text-align="center"/>
      <style:text-properties fo:color="#ffffff"/>
    </style:style>
    <style:style style:name="P7" style:family="paragraph"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color="#ffff00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ffffff" fo:font-weight="bold" style:font-weight-asian="bold" style:font-weight-complex="bold"/>
    </style:style>
    <style:style style:name="T5" style:family="text">
      <style:text-properties fo:color="#ffffff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3.5cm" svg:height="13cm" svg:x="4cm" svg:y="1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7.3cm" svg:height="5.1cm" svg:x="14.675cm" svg:y="25.7cm">
          <draw:glue-point draw:id="4" svg:x="-2.454cm" svg:y="-5cm"/>
          <draw:glue-point draw:id="5" svg:x="2.09cm" svg:y="-5cm"/>
          <draw:glue-point draw:id="6" svg:x="4.818cm" svg:y="-2.692cm"/>
          <draw:glue-point draw:id="7" svg:x="4.818cm" svg:y="3.076cm"/>
          <draw:glue-point draw:id="8" svg:x="3.727cm" svg:y="-4.615cm"/>
          <draw:glue-point draw:id="9" svg:x="-0.818cm" svg:y="-4.615cm"/>
          <draw:glue-point draw:id="10" svg:x="1cm" svg:y="-4.615cm"/>
          <draw:glue-point draw:id="11" svg:x="2.818cm" svg:y="5cm"/>
          <draw:glue-point draw:id="12" svg:x="5cm" svg:y="4.019cm"/>
          <draw:glue-point draw:id="13" svg:x="5cm" svg:y="1.078cm"/>
          <draw:glue-point draw:id="14" svg:x="5cm" svg:y="-0.882cm"/>
          <draw:glue-point draw:id="15" svg:x="5cm" svg:y="-3.627cm"/>
          <text:p text:style-name="P1"><text:span text:style-name="T1">GRID_TRAF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9cm" svg:height="1.5cm" svg:x="24.3cm" svg:y="21.8cm">
          <draw:glue-point draw:id="4" svg:x="-2.777cm" svg:y="5cm"/>
          <draw:glue-point draw:id="5" svg:x="2.222cm" svg:y="5cm"/>
          <text:p text:style-name="P1"><text:span text:style-name="T2">GRID_TRAFO_NCRG_BAS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8" draw:id="id8" draw:layer="layout" svg:width="6.9cm" svg:height="1.5cm" svg:x="7.45cm" svg:y="17.5cm">
          <draw:glue-point draw:id="4" svg:x="3.043cm" svg:y="-5.006cm"/>
          <draw:glue-point draw:id="5" svg:x="-2.753cm" svg:y="-5.006cm"/>
          <draw:glue-point draw:id="6" svg:x="-2.536cm" svg:y="5.006cm"/>
          <text:p text:style-name="P1"><text:span text:style-name="T2">GRID_TRAFO_SCR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7" draw:id="id7" draw:layer="layout" svg:width="6.9cm" svg:height="1.8cm" svg:x="25.35cm" svg:y="17.4cm">
          <draw:glue-point draw:id="4" svg:x="5.001cm" svg:y="1.666cm"/>
          <draw:glue-point draw:id="5" svg:x="5.001cm" svg:y="-1.666cm"/>
          <draw:glue-point draw:id="6" svg:x="-1.884cm" svg:y="-5.006cm"/>
          <draw:glue-point draw:id="7" svg:x="2.463cm" svg:y="-5.006cm"/>
          <text:p text:style-name="P1"><text:span text:style-name="T2">GRID_TRAFO_NCRG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9" draw:id="id9" draw:layer="layout" svg:width="8.4cm" svg:height="1.5cm" svg:x="6.7cm" svg:y="21.8cm">
          <text:p text:style-name="P1"><text:span text:style-name="T2">GRID_TRAFO_SCRP_BAS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3.5cm" svg:height="1.5cm" svg:x="14.5cm" svg:y="34.7cm">
          <text:p text:style-name="P1"><text:span text:style-name="T3">netcd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21.045cm" svg:y1="25.897cm" svg:x2="24.3cm" svg:y2="22.55cm" draw:start-shape="id1" draw:start-glue-point="8" draw:end-shape="id2" draw:end-glue-point="3" svg:d="m21045 25897v-3347h3255" svg:viewBox="0 0 3256 3348">
          <text:p/>
        </draw:connector>
        <draw:connector draw:style-name="gr6" draw:text-style-name="P1" draw:layer="layout" svg:x1="16.25cm" svg:y1="36.2cm" svg:x2="18.275cm" svg:y2="40.65cm" draw:start-shape="id3" draw:start-glue-point="2" draw:end-shape="id4" draw:end-glue-point="3" svg:d="m16250 36200v4450h2025" svg:viewBox="0 0 2026 4451">
          <text:p/>
        </draw:connector>
        <draw:connector draw:style-name="gr7" draw:text-style-name="P1" draw:layer="layout" svg:x1="24.8cm" svg:y1="38.7cm" svg:x2="28.8cm" svg:y2="23.3cm" draw:start-shape="id5" draw:start-glue-point="8" draw:end-shape="id2" draw:end-glue-point="2" svg:d="m24800 38700h4000v-15400" svg:viewBox="0 0 4001 15401">
          <text:p/>
        </draw:connector>
        <draw:connector draw:style-name="gr6" draw:text-style-name="P1" draw:layer="layout" svg:x1="16.25cm" svg:y1="34.7cm" svg:x2="18.325cm" svg:y2="30.8cm" draw:start-shape="id3" draw:start-glue-point="0" draw:end-shape="id1" draw:end-glue-point="2" svg:d="m16250 34700v-1950h2075v-1950" svg:viewBox="0 0 2076 3901">
          <text:p/>
        </draw:connector>
        <draw:connector draw:style-name="gr8" draw:text-style-name="P1" draw:layer="layout" svg:x1="19.8cm" svg:y1="37.2cm" svg:x2="20.382cm" svg:y2="30.8cm" draw:start-shape="id6" draw:end-shape="id1" draw:end-glue-point="11" svg:d="m19800 37200v-3249h582v-3151" svg:viewBox="0 0 583 6401">
          <text:p/>
        </draw:connector>
        <draw:connector draw:style-name="gr9" draw:text-style-name="P1" draw:layer="layout" svg:x1="28.8cm" svg:y1="21.8cm" svg:x2="28.8cm" svg:y2="19.2cm" draw:start-shape="id2" draw:start-glue-point="0" draw:end-shape="id7" draw:end-glue-point="2" svg:d="m28800 21800v-2600" svg:viewBox="0 0 1 2601">
          <text:p/>
        </draw:connector>
        <draw:connector draw:style-name="gr8" draw:text-style-name="P1" draw:layer="layout" draw:line-skew="2.249cm" svg:x1="24.8cm" svg:y1="39.801cm" svg:x2="32.25cm" svg:y2="18.001cm" draw:start-shape="id5" draw:start-glue-point="11" draw:end-shape="id7" draw:end-glue-point="5" svg:d="m24800 39801h10200v-21800h-2750" svg:viewBox="0 0 10201 21801">
          <text:p/>
        </draw:connector>
        <draw:connector draw:style-name="gr8" draw:text-style-name="P1" draw:layer="layout" draw:line-skew="-0.949cm" svg:x1="14.8cm" svg:y1="40.95cm" svg:x2="7.45cm" svg:y2="18.25cm" draw:start-shape="id5" draw:start-glue-point="3" draw:end-shape="id8" draw:end-glue-point="3" svg:d="m14800 40950h-8800v-22700h1450" svg:viewBox="0 0 8801 22701">
          <text:p/>
        </draw:connector>
        <draw:connector draw:style-name="gr5" draw:text-style-name="P1" draw:layer="layout" svg:x1="17.728cm" svg:y1="25.897cm" svg:x2="14.35cm" svg:y2="18.25cm" draw:start-shape="id1" draw:start-glue-point="9" draw:end-shape="id8" draw:end-glue-point="1" svg:d="m17728 25897v-7647h-3378" svg:viewBox="0 0 3379 7648">
          <text:p/>
        </draw:connector>
        <draw:connector draw:style-name="gr9" draw:text-style-name="P1" draw:layer="layout" svg:x1="10.9cm" svg:y1="21.8cm" svg:x2="10.9cm" svg:y2="19cm" draw:start-shape="id9" draw:start-glue-point="0" draw:end-shape="id8" draw:end-glue-point="2" svg:d="m10900 21800v-2800" svg:viewBox="0 0 1 2801">
          <text:p/>
        </draw:connector>
        <draw:g xml:id="id6" draw:id="id6">
          <draw:glue-point draw:id="4" svg:x="5.1cm" svg:y="4.333cm"/>
          <draw:glue-point draw:id="5" svg:x="5.1cm" svg:y="-4.333cm"/>
          <draw:custom-shape draw:style-name="gr10" draw:text-style-name="P5" xml:id="id11" draw:id="id11" draw:layer="layout" svg:width="4cm" svg:height="1.2cm" svg:x="19.025cm" svg:y="43cm">
            <text:p text:style-name="P1"><text:span text:style-name="T4">GRI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6" xml:id="id4" draw:id="id4" draw:layer="layout" svg:width="5.5cm" svg:height="1.5cm" svg:x="18.275cm" svg:y="39.9cm">
            <text:p text:style-name="P1"><text:span text:style-name="T5">GRID_NETCD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xml:id="id10" draw:id="id10" draw:layer="layout" svg:width="3.5cm" svg:height="1cm" svg:x="19.275cm" svg:y="37.9cm">
            <text:p text:style-name="P1"><text:span text:style-name="T3">grid_mp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3" draw:text-style-name="P1" draw:layer="layout" svg:x1="21.025cm" svg:y1="38.9cm" svg:x2="21.025cm" svg:y2="39.9cm" draw:start-shape="id10" draw:start-glue-point="2" draw:end-shape="id4" draw:end-glue-point="0" svg:d="m21025 38900v1000" svg:viewBox="0 0 1 1001">
            <text:p/>
          </draw:connector>
          <draw:connector draw:style-name="gr8" draw:text-style-name="P1" draw:layer="layout" svg:x1="21.025cm" svg:y1="41.4cm" svg:x2="21.025cm" svg:y2="43cm" draw:start-shape="id4" draw:start-glue-point="2" draw:end-shape="id11" draw:end-glue-point="0" svg:d="m21025 41400v1600" svg:viewBox="0 0 1 1601">
            <text:p/>
          </draw:connector>
          <draw:custom-shape draw:style-name="gr14" draw:text-style-name="P1" xml:id="id5" draw:id="id5" draw:layer="layout" svg:width="10cm" svg:height="7.5cm" svg:x="14.8cm" svg:y="37.2cm">
            <draw:glue-point draw:id="4" svg:x="-5cm" svg:y="-2.333cm"/>
            <draw:glue-point draw:id="5" svg:x="-5cm" svg:y="2.333cm"/>
            <draw:glue-point draw:id="6" svg:x="-2.333cm" svg:y="-5cm"/>
            <draw:glue-point draw:id="7" svg:x="2.333cm" svg:y="-5cm"/>
            <draw:glue-point draw:id="8" svg:x="5cm" svg:y="-3cm"/>
            <draw:glue-point draw:id="9" svg:x="5cm" svg:y="2.333cm"/>
            <draw:glue-point draw:id="10" svg:x="-1.666cm" svg:y="5cm"/>
            <draw:glue-point draw:id="11" svg:x="5cm" svg:y="-1.533cm"/>
            <draw:glue-point draw:id="12" svg:x="5cm" svg:y="3.8cm"/>
            <draw:glue-point draw:id="13" svg:x="5cm" svg:y="1.133cm"/>
            <draw:glue-point draw:id="14" svg:x="-5cm" svg:y="3.8cm"/>
            <text:p/>
            <draw:enhanced-geometry svg:viewBox="0 0 21600 21600" draw:type="rectangle" draw:enhanced-path="M 0 0 L 21600 0 21600 21600 0 21600 0 0 Z N"/>
          </draw:custom-shape>
        </draw:g>
        <draw:custom-shape draw:style-name="gr15" draw:text-style-name="P2" xml:id="id16" draw:id="id16" draw:layer="layout" svg:width="5cm" svg:height="2.2cm" svg:x="39.5cm" svg:y="27.2cm">
          <draw:glue-point draw:id="4" svg:x="2.777cm" svg:y="4cm"/>
          <draw:glue-point draw:id="5" svg:x="-2.777cm" svg:y="4cm"/>
          <draw:glue-point draw:id="6" svg:x="-4.861cm" svg:y="-3.5cm"/>
          <draw:glue-point draw:id="7" svg:x="-4.861cm" svg:y="3.108cm"/>
          <draw:glue-point draw:id="8" svg:x="-4.861cm" svg:y="-2.297cm"/>
          <text:p text:style-name="P1"><text:span text:style-name="T1">GRID_TOO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xml:id="id14" draw:id="id14" draw:layer="layout" svg:width="7cm" svg:height="2cm" svg:x="14.825cm" svg:y="4.5cm">
          <text:p text:style-name="P1"><text:span text:style-name="T5">GRID_BI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xml:id="id12" draw:id="id12" draw:layer="layout" svg:width="6.2cm" svg:height="2cm" svg:x="15.225cm" svg:y="8.9cm">
          <text:p text:style-name="P1"><text:span text:style-name="T5">GRID_NETCDF_BI</text:span></text:p>
          <draw:enhanced-geometry svg:viewBox="0 0 21600 21600" draw:type="rectangle" draw:enhanced-path="M 0 0 L 21600 0 21600 21600 0 21600 0 0 Z N"/>
        </draw:custom-shape>
        <draw:connector draw:style-name="gr16" draw:text-style-name="P1" xml:id="id13" draw:id="id13" draw:layer="layout" svg:x1="18.325cm" svg:y1="8.9cm" svg:x2="18.325cm" svg:y2="8.9cm" draw:start-shape="id12" draw:start-glue-point="0" draw:end-shape="id12" draw:end-glue-point="0" svg:d="m18325 8900" svg:viewBox="0 0 1 1">
          <text:p/>
        </draw:connector>
        <draw:connector draw:style-name="gr8" draw:text-style-name="P1" draw:layer="layout" svg:x1="18.325cm" svg:y1="8.9cm" svg:x2="18.325cm" svg:y2="6.5cm" draw:start-shape="id13" draw:start-glue-point="0" draw:end-shape="id14" draw:end-glue-point="2" svg:d="m18325 8900v-2400" svg:viewBox="0 0 1 2401">
          <text:p/>
        </draw:connector>
        <draw:frame draw:style-name="gr17" draw:text-style-name="P7" draw:layer="layout" svg:width="3.266cm" svg:height="1.517cm" svg:x="25.734cm" svg:y="6.683cm">
          <draw:text-box>
            <text:p><text:span text:style-name="T6">BMIL</text:span></text:p>
          </draw:text-box>
        </draw:frame>
        <draw:frame draw:style-name="gr17" draw:text-style-name="P7" draw:layer="layout" svg:width="3.698cm" svg:height="1.517cm" svg:x="40.5cm" svg:y="20.2cm">
          <draw:text-box>
            <text:p><text:span text:style-name="T6">SMCL</text:span></text:p>
          </draw:text-box>
        </draw:frame>
        <draw:connector draw:style-name="gr18" draw:text-style-name="P1" xml:id="id15" draw:id="id15" draw:layer="layout" svg:x1="24.8cm" svg:y1="40.95cm" svg:x2="24.8cm" svg:y2="40.95cm" draw:start-shape="id6" draw:end-shape="id6" svg:d="m24800 40950" svg:viewBox="0 0 1 1">
          <text:p/>
        </draw:connector>
        <draw:connector draw:style-name="gr8" draw:text-style-name="P1" draw:layer="layout" draw:line-skew="7.325cm" svg:x1="24.8cm" svg:y1="40.95cm" svg:x2="42cm" svg:y2="29.4cm" draw:start-shape="id15" draw:start-glue-point="0" draw:end-shape="id16" draw:end-glue-point="2" svg:d="m24800 40950v1550h17200v-13100" svg:viewBox="0 0 17201 13101">
          <text:p/>
        </draw:connector>
        <draw:connector draw:style-name="gr8" draw:text-style-name="P1" draw:layer="layout" draw:line-skew="-11.7cm" svg:x1="14.8cm" svg:y1="40.95cm" svg:x2="14.825cm" svg:y2="5.5cm" draw:start-shape="id6" draw:start-glue-point="3" draw:end-shape="id14" draw:end-glue-point="3" svg:d="m14800 40950h-12300v-35450h12325" svg:viewBox="0 0 12326 35451">
          <text:p/>
        </draw:connector>
        <draw:connector draw:style-name="gr9" draw:text-style-name="P1" draw:layer="layout" draw:line-skew="0cm 1.674cm" svg:x1="10.9cm" svg:y1="17.5cm" svg:x2="21.825cm" svg:y2="5.5cm" draw:start-shape="id8" draw:start-glue-point="0" draw:end-shape="id14" draw:end-glue-point="1" svg:d="m10900 17500v-5500h13100v-6500h-2175" svg:viewBox="0 0 13101 12001">
          <text:p/>
        </draw:connector>
        <draw:connector draw:style-name="gr8" draw:text-style-name="P1" draw:layer="layout" draw:line-skew="-9.2cm" svg:x1="14.8cm" svg:y1="40.95cm" svg:x2="15.225cm" svg:y2="9.9cm" draw:start-shape="id6" draw:start-glue-point="3" draw:end-shape="id12" draw:end-glue-point="3" svg:d="m14800 40950h-9800v-31050h10225" svg:viewBox="0 0 10226 310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'Albany AMT'" style:font-family-generic-asian="system" style:font-pitch-asian="variable" style:font-size-asian="24pt" style:language-asian="zh" style:country-asian="CN" style:font-family-complex="'Albany AM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FZSongTi" style:font-family-generic-asian="system" style:font-pitch-asian="variable" style:font-size-asian="18pt" style:font-style-asian="normal" style:font-weight-asian="normal" style:font-family-complex="'Albany AMT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46.609cm" fo:page-height="45.7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2-05T09:10:04</meta:creation-date>
    <dc:date>2015-05-05T13:51:25</dc:date>
    <meta:editing-duration>P3DT23H34M12S</meta:editing-duration>
    <meta:editing-cycles>43</meta:editing-cycles>
    <meta:generator>LibreOffice/4.0.4.2$Linux_X86_64 LibreOffice_project/400m0$Build-2</meta:generator>
    <meta:print-date>2013-05-06T13:51:51</meta:print-date>
    <dc:creator>kerkweg </dc:creator>
    <meta:document-statistic meta:object-count="36"/>
  </office:meta>
</office:document-meta>
</file>